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R PL KaitiM GB1" svg:font-family="'AR PL KaitiM GB'" style:font-family-generic="modern" style:font-pitch="fixed"/>
    <style:font-face style:name="Cousine" svg:font-family="Cousine" style:font-family-generic="modern" style:font-pitch="fixed"/>
    <style:font-face style:name="Tinos" svg:font-family="Tinos" style:font-family-generic="roman" style:font-pitch="variable"/>
    <style:font-face style:name="Arimo" svg:font-family="Arimo"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officeooo:rsid="0009085b" officeooo:paragraph-rsid="0009085b"/>
    </style:style>
    <style:style style:name="P2"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officeooo:rsid="0009085b" officeooo:paragraph-rsid="0009085b"/>
    </style:style>
    <style:style style:name="P3"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size="15pt" officeooo:rsid="0009085b" officeooo:paragraph-rsid="0009085b" style:font-size-asian="13.1000003814697pt" style:font-size-complex="15pt"/>
    </style:style>
    <style:style style:name="P4"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size="12pt" officeooo:rsid="0009085b" officeooo:paragraph-rsid="0009085b" style:font-size-asian="12pt" style:font-size-complex="12pt"/>
    </style:style>
    <style:style style:name="T1" style:family="text">
      <style:text-properties fo:font-size="20pt" style:font-size-asian="17.5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span text:style-name="T1">Rapport Semaine 3</text:span></text:p>
      <text:p text:style-name="P2"/>
      <text:p text:style-name="P3">Kioua Yassin</text:p>
      <text:p text:style-name="P3">Bozenko Wladimir</text:p>
      <text:p text:style-name="P2"/>
      <text:p text:style-name="P2"/>
      <text:p text:style-name="P4"><text:tab/>Durant cette samaine nous avons effectuer les tâches de la semaine 4, donc produire en premier les élements du DCC avec toutes les méthodes et les attributs de type primitif, nous avons utilisé pour cela une fonction processInsideClass qui récupère les méthodes et les types primitifs pour pouvoir nous afficher le DCC sans les liaisons et sans les types primitif. Nous avons par la même occasion mis à jours nos DCC et D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R PL KaitiM GB1" svg:font-family="'AR PL KaitiM GB'" style:font-family-generic="modern" style:font-pitch="fixed"/>
    <style:font-face style:name="Cousine" svg:font-family="Cousine" style:font-family-generic="modern" style:font-pitch="fixed"/>
    <style:font-face style:name="Tinos" svg:font-family="Tinos" style:font-family-generic="roman" style:font-pitch="variable"/>
    <style:font-face style:name="Arimo" svg:font-family="Arimo"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nos"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fr" fo:country="FR"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Cousine" fo:font-family="Cousine" style:font-family-generic="modern" style:font-pitch="fixed" fo:font-size="10pt" style:font-name-asian="AR PL KaitiM GB1" style:font-family-asian="'AR PL KaitiM GB'" style:font-family-generic-asian="modern" style:font-pitch-asian="fixed" style:font-size-asian="10pt" style:font-name-complex="Cousine" style:font-family-complex="Cousine"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09T23:32:29.778980496</dc:date>
    <meta:editing-duration>PT8M23S</meta:editing-duration>
    <meta:editing-cycles>1</meta:editing-cycles>
    <meta:document-statistic meta:table-count="0" meta:image-count="0" meta:object-count="0" meta:page-count="1" meta:paragraph-count="4" meta:word-count="80" meta:character-count="473" meta:non-whitespace-character-count="393"/>
    <meta:generator>LibreOffice/7.0.4.2$Linux_X86_64 LibreOffice_project/00$Build-2</meta:generator>
  </office:meta>
</office:document-meta>
</file>